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style:style style:name="P4" style:family="paragraph" style:parent-style-name="Standard" style:list-style-name="L2">
      <style:paragraph-properties fo:text-align="start" style:justify-single-word="fals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ineKing RPG System Redux – 01-17-11</text:p>
      <text:p text:style-name="P1"/>
      <text:p text:style-name="P1"/>
      <text:p text:style-name="P2">Issues with current system.</text:p>
      <text:p text:style-name="P2"/>
      <text:list xml:id="list29593736" text:style-name="L1">
        <text:list-item>
          <text:p text:style-name="P3">There is no incentive for the player to actually visit the RPG screen. As it stands now, many players (including myself) forget to even enter the RPG screen.</text:p>
        </text:list-item>
        <text:list-item>
          <text:p text:style-name="P3">There are no clear goals for the player to reach once in the RPG screen. <text:s/></text:p>
        </text:list-item>
        <text:list-item>
          <text:p text:style-name="P3">There is no sense of progress when points are invested in the RPG screen.</text:p>
        </text:list-item>
        <text:list-item>
          <text:p text:style-name="P3">Points have no value when earned because of problems 1-3</text:p>
        </text:list-item>
      </text:list>
      <text:p text:style-name="P2"/>
      <text:p text:style-name="P2">Fixes</text:p>
      <text:p text:style-name="P2"/>
      <text:list xml:id="list29621369" text:style-name="L2">
        <text:list-item>
          <text:p text:style-name="P4">Set clear goals in the RPG Screen by creating a tiered investment program where each “level” of each stat has a specific cost to achieve that is higher than the previous level.</text:p>
        </text:list-item>
        <text:list-item>
          <text:p text:style-name="P4">Create a sense of progress.</text:p>
        </text:list-item>
      </text:list>
      <text:p text:style-name="P2"/>
      <text:p text:style-name="P2">Fix #1 – Setting Clear Goals</text:p>
      <text:p text:style-name="P2"/>
      <text:p text:style-name="P2"><text:tab/>Have tiers that the player can achieve with a set amount of points. These tiers are clearly <text:tab/>displayed for the player to see and lust over.</text:p>
      <text:p text:style-name="P2"/>
      <text:p text:style-name="P2"><text:tab/>Tier 1 – 2000 points</text:p>
      <text:p text:style-name="P2"><text:tab/>Tier 2 – 4000 points</text:p>
      <text:p text:style-name="P2"><text:tab/>Tier 3 – 6000 points</text:p>
      <text:p text:style-name="P2"><text:tab/>Tier 4 – 8000 points</text:p>
      <text:p text:style-name="P2"><text:tab/>Tier 5 - 10000 points</text:p>
      <text:p text:style-name="P2"><text:tab/>Tier 6 – 15000 points</text:p>
      <text:p text:style-name="P2"/>
      <text:p text:style-name="P2">Fix #2 – Create a sense of progress</text:p>
      <text:p text:style-name="P2"/>
      <text:p text:style-name="P2"><text:tab/>Visually each RPG element (R,G,B) will have an empty meter when first visiting the RPG <text:tab/>screen. <text:s/></text:p>
      <text:p text:style-name="P2"/>
      <text:p text:style-name="P2"><text:tab/>As the player “buys” Tiers the visual elements will change (the meter will fill). <text:s/></text:p>
      <text:p text:style-name="P2"/>
      <text:p text:style-name="P2"><text:tab/>These filled portions of the RPG Tiers will give the player a visual sense of where they are, <text:tab/>progress wise, when quickly glancing at the scre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1-17T09:45:42.78</meta:creation-date>
    <meta:document-statistic meta:table-count="0" meta:image-count="0" meta:object-count="0" meta:page-count="1" meta:paragraph-count="21" meta:word-count="249" meta:character-count="1303"/>
    <dc:date>2011-01-17T10:14:03.41</dc:date>
    <meta:editing-duration>PT00H12M49S</meta:editing-duration>
    <meta:editing-cycles>1</meta:editing-cycles>
    <meta:generator>OpenOffice.org/3.2$Win32 OpenOffice.org_project/320m12$Build-9483</meta:generator>
  </office:meta>
</office:document-meta>
</file>